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6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objectwithoutfill">
      <style:graphic-properties draw:marker-end="Arrow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00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1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9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fill="none" draw:textarea-vertical-align="middle" draw:auto-grow-height="false" fo:min-height="1.742cm" fo:min-width="0cm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7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8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51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2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74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8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5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8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5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1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28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497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51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31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54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33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02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56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8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5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397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86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</text:span><text:span text:style-name="T23">and </text:span><text:span text:style-name="T23">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5.121cm" svg:height="3.779cm" svg:x="13.4cm" svg:y="11.8cm">
            <draw:text-box>
              <text:p text:style-name="P22"><text:span text:style-name="T23">soil hydrology</text:span></text:p>
              <text:p text:style-name="P22"><text:span text:style-name="T23">rainfall </text:span><text:span text:style-name="T23">interception</text:span></text:p>
              <text:p text:style-name="P22"><text:span text:style-name="T23">soil water </text:span><text:span text:style-name="T23">balance</text:span></text:p>
              <text:p text:style-name="P24"><text:span text:style-name="T23">plant water </text:span><text:span text:style-name="T23">balance</text:span></text:p>
              <text:p text:style-name="P22"><text:span text:style-name="T23">leaf phenology</text:span></text:p>
              <text:p text:style-name="P22"><text:span text:style-name="T23">plant </text:span><text:span text:style-name="T23">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015cm" svg:x="11.753cm" svg:y="9.266cm">
            <draw:text-box>
              <text:p text:style-name="P22"><text:span text:style-name="T23">energy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991cm" svg:x="8.8cm" svg:y="11.6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8.801cm" svg:y="10.762cm">
            <draw:text-box>
              <text:p><text:span text:style-name="T24">basic</text:span></text:p>
            </draw:text-box>
          </draw:frame>
          <draw:frame draw:style-name="gr72" draw:text-style-name="P21" draw:layer="layout" svg:width="5.358cm" svg:height="0.878cm" svg:x="10.642cm" svg:y="3.322cm">
            <draw:text-box>
              <text:p><text:span text:style-name="T22">forest </text:span><text:span text:style-name="T22">management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3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4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7" xml:id="id11" draw:id="id11" draw:layer="layout" svg:width="4.2cm" svg:height="0.79cm" svg:x="7.6cm" svg:y="3.925cm">
          <text:p text:style-name="P26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9" xml:id="id9" draw:id="id9" draw:layer="layout" svg:width="5.53cm" svg:height="1.044cm" svg:x="19.67cm" svg:y="8.443cm">
          <text:p text:style-name="P28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9" draw:text-style-name="P27" xml:id="id8" draw:id="id8" draw:layer="layout" svg:width="4cm" svg:height="1.026cm" svg:x="7.6cm" svg:y="5.817cm">
          <text:p text:style-name="P26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31" draw:layer="layout" svg:width="4.052cm" svg:height="0.952cm" svg:x="13.448cm" svg:y="3.6cm">
          <text:p text:style-name="P30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1" draw:text-style-name="P33" xml:id="id10" draw:id="id10" draw:layer="layout" svg:width="4.386cm" svg:height="0.897cm" svg:x="19.614cm" svg:y="5.903cm">
          <text:p text:style-name="P32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2" draw:text-style-name="P31" draw:layer="layout" svg:width="5.4cm" svg:height="0.6cm" svg:x="12.6cm" svg:y="9.657cm">
          <text:p text:style-name="P30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3" draw:text-style-name="P27" xml:id="id13" draw:id="id13" draw:layer="layout" svg:width="3.6cm" svg:height="1.026cm" svg:x="6.8cm" svg:y="12.507cm">
          <text:p text:style-name="P26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4" draw:text-style-name="P27" xml:id="id16" draw:id="id16" draw:layer="layout" svg:width="5.066cm" svg:height="1.026cm" svg:x="19.527cm" svg:y="13.123cm">
          <text:p text:style-name="P26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2" draw:text-style-name="P31" draw:layer="layout" svg:width="5.4cm" svg:height="0.6cm" svg:x="12.8cm" svg:y="14.4cm">
          <text:p text:style-name="P30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27" xml:id="id14" draw:id="id14" draw:layer="layout" svg:width="5.537cm" svg:height="1.026cm" svg:x="19.472cm" svg:y="11.368cm">
          <text:p text:style-name="P26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6" draw:text-style-name="P29" xml:id="id15" draw:id="id15" draw:layer="layout" svg:width="3.51cm" svg:height="1.304cm" svg:x="8.69cm" svg:y="11.268cm">
          <text:p text:style-name="P28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2" draw:text-style-name="P31" draw:layer="layout" svg:width="5.4cm" svg:height="0.6cm" svg:x="13cm" svg:y="8.22cm">
          <text:p text:style-name="P30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7" draw:text-style-name="P31" draw:layer="layout" svg:width="5.8cm" svg:height="0.952cm" svg:x="12.6cm" svg:y="5.585cm">
          <text:p text:style-name="P30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8" draw:text-style-name="P1" draw:layer="layout" svg:x1="11.484cm" svg:y1="5.817cm" svg:x2="10.468cm" svg:y2="4.718cm">
          <text:p/>
        </draw:line>
        <draw:line draw:name="Line 29" draw:style-name="gr89" draw:text-style-name="P1" draw:layer="layout" svg:x1="13.516cm" svg:y1="12.284cm" svg:x2="18.527cm" svg:y2="13.808cm">
          <text:p/>
        </draw:line>
        <draw:custom-shape draw:name="CustomShape 30" draw:style-name="gr90" draw:text-style-name="P1" draw:layer="layout" svg:width="4.854cm" svg:height="0.137cm" svg:x="13.716cm" svg:y="11.15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1" draw:text-style-name="P31" draw:layer="layout" svg:width="5.2cm" svg:height="0.952cm" svg:x="13cm" svg:y="11.238cm">
          <text:p text:style-name="P30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27" xml:id="id17" draw:id="id17" draw:layer="layout" svg:width="5.391cm" svg:height="1.086cm" svg:x="19.409cm" svg:y="15.959cm">
          <text:p text:style-name="P26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8" draw:text-style-name="P1" draw:layer="layout" svg:x1="11.484cm" svg:y1="11.268cm" svg:x2="10.214cm" svg:y2="4.718cm">
          <text:p/>
        </draw:line>
        <draw:custom-shape draw:name="CustomShape 35" draw:style-name="gr93" draw:text-style-name="P1" draw:layer="layout" svg:width="5.404cm" svg:height="0.003cm" svg:x="13.508cm" svg:y="5.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4" draw:text-style-name="P35" draw:layer="layout" svg:width="5.909cm" svg:height="0.718cm" svg:x="12.891cm" svg:y="2.424cm">
          <text:p text:style-name="P34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8" draw:text-style-name="P1" draw:layer="layout" svg:x1="21.782cm" svg:y1="12.538cm" svg:x2="22.798cm" svg:y2="13.3cm">
          <text:p/>
        </draw:line>
        <draw:custom-shape draw:name="CustomShape 42" draw:style-name="gr95" draw:text-style-name="P37" draw:layer="layout" svg:width="5.2cm" svg:height="0.6cm" svg:x="13cm" svg:y="12.884cm">
          <text:p text:style-name="P36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6" draw:text-style-name="P27" xml:id="id18" draw:id="id18" draw:layer="layout" svg:width="4.937cm" svg:height="1.521cm" svg:x="7.663cm" svg:y="15.7cm">
          <text:p text:style-name="P26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9" draw:text-style-name="P1" draw:layer="layout" svg:x1="8.182cm" svg:y1="12.03cm" svg:x2="9.51cm" svg:y2="4.615cm">
          <text:p/>
        </draw:line>
        <draw:custom-shape draw:name="CustomShape 45" draw:style-name="gr97" draw:text-style-name="P31" draw:layer="layout" svg:width="5.6cm" svg:height="0.952cm" svg:x="13cm" svg:y="15.5cm">
          <text:p text:style-name="P30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9" draw:text-style-name="P1" draw:layer="layout" svg:x1="10.368cm" svg:y1="10.406cm" svg:x2="8.69cm" svg:y2="12.03cm">
          <text:p/>
        </draw:line>
        <draw:line draw:name="Line 47" draw:style-name="gr89" draw:text-style-name="P1" draw:layer="layout" svg:x1="0cm" svg:y1="0cm" svg:x2="0.001cm" svg:y2="0.001cm">
          <text:p/>
        </draw:line>
        <draw:connector draw:style-name="gr98" draw:text-style-name="P38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9" draw:text-style-name="P38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100" draw:text-style-name="P38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8" draw:text-style-name="P38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8" draw:text-style-name="P38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8" draw:text-style-name="P38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8" draw:text-style-name="P38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8" draw:text-style-name="P38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1" draw:text-style-name="P29" xml:id="id12" draw:id="id12" draw:layer="layout" svg:width="4.386cm" svg:height="0.897cm" svg:x="19.614cm" svg:y="3.903cm">
          <text:p text:style-name="P28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custom-shape draw:style-name="gr101" draw:text-style-name="P40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02" draw:text-style-name="P42" draw:layer="layout" svg:width="2.4cm" svg:height="1.026cm" svg:x="0cm" svg:y="0cm">
            <text:p text:style-name="P41"><text:span text:style-name="T2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03" draw:text-style-name="P42" draw:layer="layout" svg:width="2.4cm" svg:height="0.8cm" svg:x="4.7cm" svg:y="0cm">
            <text:p text:style-name="P41"><text:span text:style-name="T2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03" draw:text-style-name="P42" draw:layer="layout" svg:width="2.4cm" svg:height="0.8cm" svg:x="9.5cm" svg:y="0cm">
            <text:p text:style-name="P41"><text:span text:style-name="T2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03" draw:text-style-name="P42" draw:layer="layout" svg:width="2.4cm" svg:height="0.8cm" svg:x="14.2cm" svg:y="0cm">
            <text:p text:style-name="P41"><text:span text:style-name="T2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03" draw:text-style-name="P42" draw:layer="layout" svg:width="2.4cm" svg:height="0.8cm" svg:x="19cm" svg:y="0cm">
            <text:p text:style-name="P41"><text:span text:style-name="T2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03" draw:text-style-name="P42" draw:layer="layout" svg:width="2.4cm" svg:height="0.8cm" svg:x="23.9cm" svg:y="0cm">
            <text:p text:style-name="P41"><text:span text:style-name="T30">1</text:span><text:span text:style-name="T2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04" draw:text-style-name="P31" xml:id="id20" draw:id="id20" draw:layer="layout" svg:width="1.8cm" svg:height="0.9cm" svg:x="0cm" svg:y="2.4cm">
            <text:p text:style-name="P30"><text:span text:style-name="T3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05" draw:text-style-name="P31" xml:id="id21" draw:id="id21" draw:layer="layout" svg:width="2.2cm" svg:height="0.9cm" svg:x="0cm" svg:y="3.399cm">
            <text:p text:style-name="P30"><text:span text:style-name="T3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06" draw:text-style-name="P31" xml:id="id23" draw:id="id23" draw:layer="layout" svg:width="2cm" svg:height="0.9cm" svg:x="0cm" svg:y="4.373cm">
            <text:p text:style-name="P30"><text:span text:style-name="T3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07" draw:text-style-name="P31" xml:id="id19" draw:id="id19" draw:layer="layout" svg:width="2.6cm" svg:height="1.4cm" svg:x="3cm" svg:y="2.1cm">
            <text:p text:style-name="P30"><text:span text:style-name="T32">Shrub allometric coeff.</text:span></text:p>
            <text:p text:style-name="P30"><text:span text:style-name="T3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8" draw:text-style-name="P43" draw:layer="layout" draw:type="line" svg:x1="3cm" svg:y1="2.8cm" svg:x2="1.8cm" svg:y2="2.85cm" draw:start-shape="id19" draw:start-glue-point="3" draw:end-shape="id20" draw:end-glue-point="1" svg:d="M3000 2800l-1200 50" svg:viewBox="0 0 1201 51">
            <text:p/>
          </draw:connector>
          <draw:connector draw:style-name="gr108" draw:text-style-name="P43" draw:layer="layout" draw:type="line" svg:x1="3cm" svg:y1="2.8cm" svg:x2="2.2cm" svg:y2="3.849cm" draw:start-shape="id19" draw:start-glue-point="3" draw:end-shape="id21" draw:end-glue-point="1" svg:d="M3000 2800l-800 1049" svg:viewBox="0 0 801 1050">
            <text:p/>
          </draw:connector>
          <draw:custom-shape draw:name="CustomShape 8_10" draw:style-name="gr104" draw:text-style-name="P27" xml:id="id25" draw:id="id25" draw:layer="layout" svg:width="1.8cm" svg:height="0.9cm" svg:x="0.1cm" svg:y="11.8cm">
            <text:p text:style-name="P26"><text:span text:style-name="T3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07" draw:text-style-name="P31" xml:id="id22" draw:id="id22" draw:layer="layout" svg:width="2.6cm" svg:height="1.4cm" svg:x="7.2cm" svg:y="3cm">
            <text:p text:style-name="P30"><text:span text:style-name="T32">Tree allometric coeff.</text:span></text:p>
            <text:p text:style-name="P30"><text:span text:style-name="T3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.2cm" svg:y1="3.7cm" svg:x2="2cm" svg:y2="4.823cm" draw:start-shape="id22" draw:start-glue-point="3" draw:end-shape="id23" draw:end-glue-point="1" svg:d="M7200 3700l-5200 1123" svg:viewBox="0 0 5201 1124">
            <text:p/>
          </draw:connector>
          <draw:custom-shape draw:name="CustomShape 8_12" draw:style-name="gr110" draw:text-style-name="P27" xml:id="id24" draw:id="id24" draw:layer="layout" svg:width="3.5cm" svg:height="1.2cm" svg:x="16.2cm" svg:y="8.486cm">
            <text:p text:style-name="P26"><text:span text:style-name="T31">StemAF/conduit2sapwood</text:span></text:p>
            <text:p text:style-name="P26"><text:span text:style-name="T3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6.2cm" svg:y1="9.086cm" svg:x2="1.9cm" svg:y2="12.25cm" draw:start-shape="id24" draw:start-glue-point="3" draw:end-shape="id25" draw:end-glue-point="1" svg:d="M16200 9086l-14300 3164" svg:viewBox="0 0 14301 3165">
            <text:p/>
          </draw:connector>
          <draw:custom-shape draw:name="CustomShape 8_13" draw:style-name="gr111" draw:text-style-name="P27" xml:id="id53" draw:id="id53" draw:layer="layout" svg:width="3.2cm" svg:height="0.9cm" svg:x="0cm" svg:y="0.973cm">
            <text:p text:style-name="P26"><text:span text:style-name="T3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12" draw:text-style-name="P27" xml:id="id44" draw:id="id44" draw:layer="layout" svg:width="2.422cm" svg:height="0.8cm" svg:x="-0.122cm" svg:y="5.3cm">
            <text:p text:style-name="P26"><text:span text:style-name="T3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13" draw:text-style-name="P27" xml:id="id26" draw:id="id26" draw:layer="layout" svg:width="1.4cm" svg:height="1.2cm" svg:x="3.4cm" svg:y="7.3cm">
            <text:p text:style-name="P26"><text:span text:style-name="T31">SLA</text:span></text:p>
            <text:p text:style-name="P26"><text:span text:style-name="T3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3.4cm" svg:y1="7.9cm" svg:x2="2.4cm" svg:y2="6.45cm" draw:start-shape="id26" draw:start-glue-point="3" draw:end-shape="id27" draw:end-glue-point="6" svg:d="M3400 7900l-1000-1450" svg:viewBox="0 0 1001 1451">
            <text:p/>
          </draw:connector>
          <draw:custom-shape draw:name="CustomShape 8_17" draw:style-name="gr112" draw:text-style-name="P27" draw:layer="layout" svg:width="2.422cm" svg:height="0.8cm" svg:x="-0.222cm" svg:y="6.8cm">
            <text:p text:style-name="P26"><text:span text:style-name="T3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4" draw:text-style-name="P44" xml:id="id27" draw:id="id2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03" draw:text-style-name="P42" draw:layer="layout" svg:width="2.4cm" svg:height="0.8cm" svg:x="2.2cm" svg:y="0cm">
            <text:p text:style-name="P41"><text:span text:style-name="T2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.4cm" svg:y1="7.7cm" svg:x2="2.4cm" svg:y2="6.45cm" draw:start-shape="id28" draw:start-glue-point="3" draw:end-shape="id27" draw:end-glue-point="6" svg:d="M7400 7700l-5000-1250" svg:viewBox="0 0 5001 1251">
            <text:p/>
          </draw:connector>
          <draw:custom-shape draw:name="CustomShape 8_20" draw:style-name="gr103" draw:text-style-name="P42" draw:layer="layout" svg:width="2.4cm" svg:height="0.8cm" svg:x="7.2cm" svg:y="0cm">
            <text:p text:style-name="P41"><text:span text:style-name="T2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03" draw:text-style-name="P42" draw:layer="layout" svg:width="2.4cm" svg:height="0.8cm" svg:x="12cm" svg:y="0cm">
            <text:p text:style-name="P41"><text:span text:style-name="T2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03" draw:text-style-name="P42" draw:layer="layout" svg:width="2.4cm" svg:height="0.8cm" svg:x="21.3cm" svg:y="0cm">
            <text:p text:style-name="P41"><text:span text:style-name="T2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03" draw:text-style-name="P42" draw:layer="layout" svg:width="2.4cm" svg:height="0.8cm" svg:x="16.6cm" svg:y="0cm">
            <text:p text:style-name="P41"><text:span text:style-name="T2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15" draw:text-style-name="P27" xml:id="id29" draw:id="id29" draw:layer="layout" svg:width="1.9cm" svg:height="1.2cm" svg:x="14.544cm" svg:y="7.079cm">
            <text:p text:style-name="P26"><text:span text:style-name="T31">Al2As</text:span></text:p>
            <text:p text:style-name="P26"><text:span text:style-name="T3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4.544cm" svg:y1="7.679cm" svg:x2="1.9cm" svg:y2="12.25cm" draw:start-shape="id29" draw:start-glue-point="3" draw:end-shape="id25" draw:end-glue-point="1" svg:d="M14544 7679l-12644 4571" svg:viewBox="0 0 12645 4572">
            <text:p/>
          </draw:connector>
          <draw:custom-shape draw:name="CustomShape 8_26" draw:style-name="gr116" draw:text-style-name="P27" xml:id="id30" draw:id="id30" draw:layer="layout" svg:width="1.7cm" svg:height="1.2cm" svg:x="15cm" svg:y="5.2cm">
            <text:p text:style-name="P26"><text:span text:style-name="T31">r635</text:span></text:p>
            <text:p text:style-name="P26"><text:span text:style-name="T3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cm" svg:y1="5.8cm" svg:x2="2.4cm" svg:y2="6.45cm" draw:start-shape="id30" draw:start-glue-point="3" draw:end-shape="id27" draw:end-glue-point="6" svg:d="M15000 5800l-12600 650" svg:viewBox="0 0 12601 651">
            <text:p/>
          </draw:connector>
          <draw:custom-shape draw:name="CustomShape 8_18" draw:style-name="gr117" draw:text-style-name="P27" xml:id="id28" draw:id="id28" draw:layer="layout" svg:width="2.5cm" svg:height="1.2cm" svg:x="7.4cm" svg:y="7.1cm">
            <text:p text:style-name="P26"><text:span text:style-name="T31">LeafWidth</text:span></text:p>
            <text:p text:style-name="P26"><text:span text:style-name="T3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18" draw:text-style-name="P27" xml:id="id31" draw:id="id31" draw:layer="layout" svg:width="2.8cm" svg:height="1.2cm" svg:x="3.6cm" svg:y="17.4cm">
            <text:p text:style-name="P26"><text:span text:style-name="T31">WoodDensity</text:span></text:p>
            <text:p text:style-name="P26"><text:span text:style-name="T3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3.6cm" svg:y1="18cm" svg:x2="1.9cm" svg:y2="12.25cm" draw:start-shape="id31" draw:start-glue-point="3" draw:end-shape="id25" draw:end-glue-point="1" svg:d="M3600 18000l-1700-5750" svg:viewBox="0 0 1701 5751">
            <text:p/>
          </draw:connector>
          <draw:custom-shape draw:name="CustomShape 8_28" draw:style-name="gr118" draw:text-style-name="P27" xml:id="id32" draw:id="id32" draw:layer="layout" svg:width="2.8cm" svg:height="1.2cm" svg:x="7cm" svg:y="8.3cm">
            <text:p text:style-name="P26"><text:span text:style-name="T31">LeafDensity</text:span></text:p>
            <text:p text:style-name="P26"><text:span text:style-name="T3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cm" svg:y1="8.9cm" svg:x2="1.9cm" svg:y2="12.25cm" draw:start-shape="id32" draw:start-glue-point="3" draw:end-shape="id25" draw:end-glue-point="1" svg:d="M7000 8900l-5100 3350" svg:viewBox="0 0 5101 3351">
            <text:p/>
          </draw:connector>
          <draw:custom-shape draw:name="CustomShape 8_29" draw:style-name="gr119" draw:text-style-name="P27" xml:id="id33" draw:id="id33" draw:layer="layout" svg:width="2.7cm" svg:height="1.2cm" svg:x="23.336cm" svg:y="17.241cm">
            <text:p text:style-name="P26"><text:span text:style-name="T31">StemPI0 / StemEPS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336cm" svg:y1="17.841cm" svg:x2="6.4cm" svg:y2="18cm" draw:start-shape="id33" draw:start-glue-point="3" draw:end-shape="id31" draw:end-glue-point="1" svg:d="M23336 17841l-16936 159" svg:viewBox="0 0 16937 160">
            <text:p/>
          </draw:connector>
          <draw:custom-shape draw:name="CustomShape 8_30" draw:style-name="gr120" draw:text-style-name="P27" xml:id="id34" draw:id="id34" draw:layer="layout" svg:width="2.1cm" svg:height="1.2cm" svg:x="8.7cm" svg:y="10.7cm">
            <text:p text:style-name="P26"><text:span text:style-name="T31">Psi_Critic</text:span></text:p>
            <text:p text:style-name="P26"><text:span text:style-name="T3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8.7cm" svg:y1="11.3cm" svg:x2="1.9cm" svg:y2="12.25cm" draw:start-shape="id34" draw:start-glue-point="3" draw:end-shape="id25" draw:end-glue-point="1" svg:d="M8700 11300l-6800 950" svg:viewBox="0 0 6801 951">
            <text:p/>
          </draw:connector>
          <draw:custom-shape draw:name="CustomShape 8_31" draw:style-name="gr121" draw:text-style-name="P27" xml:id="id35" draw:id="id35" draw:layer="layout" svg:width="2.6cm" svg:height="1.2cm" svg:x="12cm" svg:y="11cm">
            <text:p text:style-name="P26"><text:span text:style-name="T31">VCstem_c/VCstem_d</text:span></text:p>
            <text:p text:style-name="P26"><text:span text:style-name="T3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2cm" svg:y1="11.6cm" svg:x2="10.8cm" svg:y2="11.3cm" draw:start-shape="id35" draw:start-glue-point="3" draw:end-shape="id34" draw:end-glue-point="1" svg:d="M12000 11600l-1200-300" svg:viewBox="0 0 1201 301">
            <text:p/>
          </draw:connector>
          <draw:custom-shape draw:name="CustomShape 8_32" draw:style-name="gr115" draw:text-style-name="P27" xml:id="id36" draw:id="id36" draw:layer="layout" svg:width="1.9cm" svg:height="1.2cm" svg:x="24.1cm" svg:y="8.9cm">
            <text:p text:style-name="P26"><text:span text:style-name="T31">VCroot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4.1cm" svg:y1="9.5cm" svg:x2="10.8cm" svg:y2="11.3cm" draw:start-shape="id36" draw:start-glue-point="3" draw:end-shape="id34" draw:end-glue-point="1" svg:d="M24100 9500l-13300 1800" svg:viewBox="0 0 13301 1801">
            <text:p/>
          </draw:connector>
          <draw:custom-shape draw:name="CustomShape 8_33" draw:style-name="gr122" draw:text-style-name="P27" xml:id="id38" draw:id="id38" draw:layer="layout" svg:width="2.4cm" svg:height="1.2cm" svg:x="14.6cm" svg:y="11cm">
            <text:p text:style-name="P26"><text:span text:style-name="T31">Psi_Extract</text:span></text:p>
            <text:p text:style-name="P26"><text:span text:style-name="T3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10" draw:text-style-name="P27" xml:id="id37" draw:id="id37" draw:layer="layout" svg:width="3.5cm" svg:height="1.2cm" svg:x="16.8cm" svg:y="12.204cm">
            <text:p text:style-name="P26"><text:span text:style-name="T31">LeafPI0 /LeafEPS</text:span></text:p>
            <text:p text:style-name="P26"><text:span text:style-name="T31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6.8cm" svg:y1="12.804cm" svg:x2="1.9cm" svg:y2="12.25cm" draw:start-shape="id37" draw:start-glue-point="3" draw:end-shape="id25" draw:end-glue-point="1" svg:d="M16800 12804l-14900-554" svg:viewBox="0 0 14901 555">
            <text:p/>
          </draw:connector>
          <draw:connector draw:style-name="gr109" draw:text-style-name="P38" draw:layer="layout" draw:type="line" svg:x1="15.8cm" svg:y1="12.2cm" svg:x2="16.8cm" svg:y2="12.804cm" draw:start-shape="id38" draw:start-glue-point="2" draw:end-shape="id37" draw:end-glue-point="3" svg:d="M15800 12200l1000 604" svg:viewBox="0 0 1001 605">
            <text:p/>
          </draw:connector>
          <draw:custom-shape draw:name="CustomShape 8_35" draw:style-name="gr123" draw:text-style-name="P27" xml:id="id39" draw:id="id39" draw:layer="layout" svg:width="2.2cm" svg:height="1.2cm" svg:x="23.9cm" svg:y="11.1cm">
            <text:p text:style-name="P26"><text:span text:style-name="T31">VCleaf_c/VCleaf_d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9cm" svg:y1="11.7cm" svg:x2="20.3cm" svg:y2="12.804cm" draw:start-shape="id39" draw:start-glue-point="3" draw:end-shape="id37" draw:end-glue-point="1" svg:d="M23900 11700l-3600 1104" svg:viewBox="0 0 3601 1105">
            <text:p/>
          </draw:connector>
          <draw:custom-shape draw:name="CustomShape 8_36" draw:style-name="gr124" draw:text-style-name="P27" xml:id="id40" draw:id="id40" draw:layer="layout" svg:width="2cm" svg:height="1.2cm" svg:x="19.3cm" svg:y="14.2cm">
            <text:p text:style-name="P26"><text:span text:style-name="T31">Gswmax</text:span></text:p>
            <text:p text:style-name="P26"><text:span text:style-name="T3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9.3cm" svg:y1="14.8cm" svg:x2="1.9cm" svg:y2="12.25cm" draw:start-shape="id40" draw:start-glue-point="3" draw:end-shape="id25" draw:end-glue-point="1" svg:d="M19300 14800l-17400-2550" svg:viewBox="0 0 17401 2551">
            <text:p/>
          </draw:connector>
          <draw:custom-shape draw:name="CustomShape 8_37" draw:style-name="gr124" draw:text-style-name="P27" xml:id="id41" draw:id="id41" draw:layer="layout" svg:width="2cm" svg:height="1.2cm" svg:x="17.5cm" svg:y="15.5cm">
            <text:p text:style-name="P26"><text:span text:style-name="T31">Gswmin</text:span></text:p>
            <text:p text:style-name="P26"><text:span text:style-name="T3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7.5cm" svg:y1="16.1cm" svg:x2="1.9cm" svg:y2="12.25cm" draw:start-shape="id41" draw:start-glue-point="3" draw:end-shape="id25" draw:end-glue-point="1" svg:d="M17500 16100l-15600-3850" svg:viewBox="0 0 15601 3851">
            <text:p/>
          </draw:connector>
          <draw:custom-shape draw:name="CustomShape 8_38" draw:style-name="gr118" draw:text-style-name="P27" xml:id="id42" draw:id="id42" draw:layer="layout" svg:width="2.8cm" svg:height="1.2cm" svg:x="23.6cm" svg:y="14.2cm">
            <text:p text:style-name="P26"><text:span text:style-name="T31">VCleaf_kmax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6cm" svg:y1="14.8cm" svg:x2="21.3cm" svg:y2="14.8cm" draw:start-shape="id42" draw:start-glue-point="3" draw:end-shape="id40" draw:end-glue-point="1" svg:d="M23600 14800h-2300" svg:viewBox="0 0 2301 1">
            <text:p/>
          </draw:connector>
          <draw:custom-shape draw:name="CustomShape 8_39" draw:style-name="gr125" draw:text-style-name="P27" xml:id="id43" draw:id="id43" draw:layer="layout" svg:width="3.1cm" svg:height="2.7cm" svg:x="23.3cm" svg:y="3.8cm">
            <text:p text:style-name="P26"><text:span text:style-name="T32">Radiation/rain interception parameters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6" draw:text-style-name="P38" draw:layer="layout" draw:type="line" svg:x1="23.3cm" svg:y1="5.15cm" svg:x2="2.3cm" svg:y2="5.7cm" draw:start-shape="id43" draw:start-glue-point="3" draw:end-shape="id44" draw:end-glue-point="1" svg:d="M23300 5150l-21000 550" svg:viewBox="0 0 21001 551">
            <text:p/>
          </draw:connector>
          <draw:custom-shape draw:name="CustomShape 8_40" draw:style-name="gr127" draw:text-style-name="P27" xml:id="id45" draw:id="id45" draw:layer="layout" svg:width="3.4cm" svg:height="1.2cm" svg:x="12.5cm" svg:y="14.1cm">
            <text:p text:style-name="P26"><text:span text:style-name="T31">Kmax_stemxylem</text:span></text:p>
            <text:p text:style-name="P26"><text:span text:style-name="T3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2.5cm" svg:y1="14.7cm" svg:x2="1.9cm" svg:y2="12.25cm" draw:start-shape="id45" draw:start-glue-point="3" draw:end-shape="id25" draw:end-glue-point="1" svg:d="M12500 14700l-10600-2450" svg:viewBox="0 0 10601 2451">
            <text:p/>
          </draw:connector>
          <draw:custom-shape draw:name="CustomShape 8_41" draw:style-name="gr116" draw:text-style-name="P27" xml:id="id46" draw:id="id46" draw:layer="layout" svg:width="1.7cm" svg:height="1.2cm" svg:x="18.2cm" svg:y="3.7cm">
            <text:p text:style-name="P26"><text:span text:style-name="T31">SAV</text:span></text:p>
            <text:p text:style-name="P26"><text:span text:style-name="T3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8.2cm" svg:y1="4.3cm" svg:x2="2.4cm" svg:y2="6.45cm" draw:start-shape="id46" draw:start-glue-point="3" draw:end-shape="id27" draw:end-glue-point="6" svg:d="M18200 4300l-15800 2150" svg:viewBox="0 0 15801 2151">
            <text:p/>
          </draw:connector>
          <draw:custom-shape draw:name="CustomShape 8_42" draw:style-name="gr117" draw:text-style-name="P27" xml:id="id47" draw:id="id47" draw:layer="layout" svg:width="2.5cm" svg:height="1.2cm" svg:x="15.2cm" svg:y="2.8cm">
            <text:p text:style-name="P26"><text:span text:style-name="T31">HeatContent</text:span></text:p>
            <text:p text:style-name="P26"><text:span text:style-name="T3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.2cm" svg:y1="3.4cm" svg:x2="2.4cm" svg:y2="6.45cm" draw:start-shape="id47" draw:start-glue-point="3" draw:end-shape="id27" draw:end-glue-point="6" svg:d="M15200 3400l-12800 3050" svg:viewBox="0 0 12801 3051">
            <text:p/>
          </draw:connector>
          <draw:custom-shape draw:name="CustomShape 8_43" draw:style-name="gr128" draw:text-style-name="P27" xml:id="id48" draw:id="id48" draw:layer="layout" svg:width="2.9cm" svg:height="1.2cm" svg:x="19.4cm" svg:y="5.7cm">
            <text:p text:style-name="P26"><text:span text:style-name="T31">LigninContent</text:span></text:p>
            <text:p text:style-name="P26"><text:span text:style-name="T3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9.4cm" svg:y1="6.3cm" svg:x2="2.4cm" svg:y2="6.45cm" draw:start-shape="id48" draw:start-glue-point="3" draw:end-shape="id27" draw:end-glue-point="6" svg:d="M19400 6300l-17000 150" svg:viewBox="0 0 17001 151">
            <text:p/>
          </draw:connector>
          <draw:custom-shape draw:name="CustomShape 8_44" draw:style-name="gr129" draw:text-style-name="P27" xml:id="id49" draw:id="id49" draw:layer="layout" svg:width="1.8cm" svg:height="1.2cm" svg:x="4.2cm" svg:y="15.4cm">
            <text:p text:style-name="P26"><text:span text:style-name="T31">Nleaf</text:span></text:p>
            <text:p text:style-name="P26"><text:span text:style-name="T3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4.2cm" svg:y1="16cm" svg:x2="1.9cm" svg:y2="12.25cm" draw:start-shape="id49" draw:start-glue-point="3" draw:end-shape="id25" draw:end-glue-point="1" svg:d="M4200 16000l-2300-3750" svg:viewBox="0 0 2301 3751">
            <text:p/>
          </draw:connector>
          <draw:custom-shape draw:name="CustomShape 8_45" draw:style-name="gr123" draw:text-style-name="P27" xml:id="id51" draw:id="id51" draw:layer="layout" svg:width="2.2cm" svg:height="1.2cm" svg:x="13.1cm" svg:y="16.7cm">
            <text:p text:style-name="P26"><text:span text:style-name="T31">Vmax298</text:span></text:p>
            <text:p text:style-name="P26"><text:span text:style-name="T3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20" draw:text-style-name="P27" xml:id="id50" draw:id="id50" draw:layer="layout" svg:width="2.1cm" svg:height="1.2cm" svg:x="15.8cm" svg:y="16.7cm">
            <text:p text:style-name="P26"><text:span text:style-name="T31">Jmax298</text:span></text:p>
            <text:p text:style-name="P26"><text:span text:style-name="T3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.8cm" svg:y1="17.3cm" svg:x2="15.3cm" svg:y2="17.3cm" draw:start-shape="id50" draw:start-glue-point="3" draw:end-shape="id51" draw:end-glue-point="1" svg:d="M15800 17300h-500" svg:viewBox="0 0 501 1">
            <text:p/>
          </draw:connector>
          <draw:connector draw:style-name="gr109" draw:text-style-name="P38" draw:layer="layout" draw:type="line" svg:x1="13.1cm" svg:y1="17.3cm" svg:x2="6cm" svg:y2="16cm" draw:start-shape="id51" draw:start-glue-point="3" draw:end-shape="id49" draw:end-glue-point="1" svg:d="M13100 17300l-7100-1300" svg:viewBox="0 0 7101 1301">
            <text:p/>
          </draw:connector>
          <draw:connector draw:style-name="gr109" draw:text-style-name="P38" draw:layer="layout" draw:type="line" svg:x1="13.1cm" svg:y1="17.3cm" svg:x2="4.1cm" svg:y2="8.5cm" draw:start-shape="id51" draw:start-glue-point="3" draw:end-shape="id26" draw:end-glue-point="2" svg:d="M13100 17300l-9000-8800" svg:viewBox="0 0 9001 8801">
            <text:p/>
          </draw:connector>
          <draw:custom-shape draw:name="CustomShape 8_47" draw:style-name="gr130" draw:text-style-name="P46" xml:id="id52" draw:id="id52" draw:layer="layout" svg:width="2.7cm" svg:height="1.227cm" svg:x="7cm" svg:y="0.8cm">
            <text:p text:style-name="P45"><text:span text:style-name="T31">LeafDuration</text:span></text:p>
            <text:p text:style-name="P45"><text:span text:style-name="T3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cm" svg:y1="1.413cm" svg:x2="3.2cm" svg:y2="1.423cm" draw:start-shape="id52" draw:start-glue-point="3" draw:end-shape="id53" draw:end-glue-point="1" svg:d="M7000 1413l-3800 10" svg:viewBox="0 0 3801 11">
            <text:p/>
          </draw:connector>
          <draw:custom-shape draw:name="CustomShape 8_14" draw:style-name="gr131" draw:text-style-name="P27" xml:id="id54" draw:id="id54" draw:layer="layout" svg:width="2.3cm" svg:height="1.2cm" svg:x="21.4cm" svg:y="12.904cm">
            <text:p text:style-name="P26"><text:span text:style-name="T31">LeafAF</text:span></text:p>
            <text:p text:style-name="P26"><text:span text:style-name="T3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1.4cm" svg:y1="13.504cm" svg:x2="1.9cm" svg:y2="12.25cm" draw:start-shape="id54" draw:start-glue-point="3" draw:end-shape="id25" draw:end-glue-point="1" svg:d="M21400 13504l-19500-1254" svg:viewBox="0 0 19501 1255">
            <text:p/>
          </draw:connector>
          <draw:custom-shape draw:name="CustomShape 8_24" draw:style-name="gr123" draw:text-style-name="P27" xml:id="id55" draw:id="id55" draw:layer="layout" svg:width="2.2cm" svg:height="1.2cm" svg:x="14.4cm" svg:y="15.7cm">
            <text:p text:style-name="P26"><text:span text:style-name="T3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4.4cm" svg:y1="16.3cm" svg:x2="1.9cm" svg:y2="12.265cm" draw:start-shape="id5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name="CustomShape 19" draw:style-name="gr132" draw:text-style-name="P47" draw:layer="layout" svg:width="5.6cm" svg:height="1.4cm" svg:x="5.2cm" svg:y="2.2cm">
            <text:p text:style-name="P4"><text:span text:style-name="T14"><text:s/></text:span><text:span text:style-name="T14">Surface weather </text:span><text:span text:style-name="T14">station networks </text:span><text:span text:style-name="T14">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40" draw:text-style-name="P1" draw:layer="layout" svg:x1="15.6cm" svg:y1="3.6cm" svg:x2="15.6cm" svg:y2="5.257cm">
            <text:p/>
          </draw:line>
          <draw:custom-shape draw:name="CustomShape 24_0" draw:style-name="gr133" draw:text-style-name="P5" draw:layer="layout" svg:width="2.722cm" svg:height="0.743cm" svg:x="4.432cm" svg:y="4.0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34" draw:text-style-name="P5" draw:layer="layout" svg:width="4.8cm" svg:height="0.743cm" svg:x="5.6cm" svg:y="5.7cm">
            <text:p text:style-name="P4"><text:span text:style-name="T27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35" draw:text-style-name="P48" draw:layer="layout" svg:width="3.8cm" svg:height="1.4cm" svg:x="3.423cm" svg:y="4.034cm">
            <text:p text:style-name="P4"><text:span text:style-name="T14"><text:s/></text:span><text:span text:style-name="T33">R package </text:span><text:span text:style-name="T34">meteospain</text:span><text:span text:style-name="T3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36" draw:text-style-name="P50" draw:layer="layout" svg:width="5.2cm" svg:height="1.158cm" svg:x="5.4cm" svg:y="10.1cm">
            <text:p text:style-name="P49"><text:span text:style-name="T27">H</text:span><text:span text:style-name="T27">i</text:span><text:span text:style-name="T27">s</text:span><text:span text:style-name="T27">t</text:span><text:span text:style-name="T27">o</text:span><text:span text:style-name="T27">r</text:span><text:span text:style-name="T27">i</text:span><text:span text:style-name="T27">c</text:span><text:span text:style-name="T27"> </text:span><text:span text:style-name="T27">w</text:span><text:span text:style-name="T27">e</text:span><text:span text:style-name="T27">a</text:span><text:span text:style-name="T27">t</text:span><text:span text:style-name="T27">h</text:span><text:span text:style-name="T27">e</text:span><text:span text:style-name="T27">r</text:span><text:span text:style-name="T27"> </text:span></text:p>
            <text:p text:style-name="P49"><text:span text:style-name="T27">M</text:span><text:span text:style-name="T27">e</text:span><text:span text:style-name="T27">t</text:span><text:span text:style-name="T27">e</text:span><text:span text:style-name="T27">o</text:span><text:span text:style-name="T27">r</text:span><text:span text:style-name="T27">o</text:span><text:span text:style-name="T27">l</text:span><text:span text:style-name="T27">o</text:span><text:span text:style-name="T27">g</text:span><text:span text:style-name="T27">y</text:span><text:span text:style-name="T27">I</text:span><text:span text:style-name="T27">n</text:span><text:span text:style-name="T27">t</text:span><text:span text:style-name="T27">e</text:span><text:span text:style-name="T27">r</text:span><text:span text:style-name="T27">p</text:span><text:span text:style-name="T27">o</text:span><text:span text:style-name="T27">l</text:span><text:span text:style-name="T27">a</text:span><text:span text:style-name="T27">t</text:span><text:span text:style-name="T27">i</text:span><text:span text:style-name="T27">o</text:span><text:span text:style-name="T27">n</text:span><text:span text:style-name="T27">D</text:span><text:span text:style-name="T27">a</text:span><text:span text:style-name="T27">t</text:span><text:span text:style-name="T27">a</text:span><text:span text:style-name="T27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37" draw:text-style-name="P48" draw:layer="layout" svg:width="3.8cm" svg:height="1.4cm" svg:x="9.2cm" svg:y="8.2cm">
            <text:p text:style-name="P4"><text:span text:style-name="T14"><text:s/></text:span><text:span text:style-name="T33">R</text:span><text:span text:style-name="T33"> </text:span><text:span text:style-name="T33">p</text:span><text:span text:style-name="T33">a</text:span><text:span text:style-name="T33">c</text:span><text:span text:style-name="T33">k</text:span><text:span text:style-name="T33">a</text:span><text:span text:style-name="T33">g</text:span><text:span text:style-name="T33">e</text:span><text:span text:style-name="T33"> </text:span><text:span text:style-name="T34">m</text:span><text:span text:style-name="T34">e</text:span><text:span text:style-name="T34">t</text:span><text:span text:style-name="T34">e</text:span><text:span text:style-name="T34">o</text:span><text:span text:style-name="T34">l</text:span><text:span text:style-name="T34">a</text:span><text:span text:style-name="T34">n</text:span><text:span text:style-name="T34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38" draw:text-style-name="P47" draw:layer="layout" svg:width="5.6cm" svg:height="0.8cm" svg:x="12.8cm" svg:y="2.4cm">
            <text:p text:style-name="P4"><text:span text:style-name="T14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39" draw:text-style-name="P5" draw:layer="layout" svg:width="4.8cm" svg:height="1.143cm" svg:x="13.2cm" svg:y="5.257cm">
            <text:p text:style-name="P4"><text:span text:style-name="T27">C</text:span><text:span text:style-name="T27">o</text:span><text:span text:style-name="T27">a</text:span><text:span text:style-name="T27">r</text:span><text:span text:style-name="T27">s</text:span><text:span text:style-name="T27">e</text:span><text:span text:style-name="T27">-</text:span><text:span text:style-name="T27">s</text:span><text:span text:style-name="T27">c</text:span><text:span text:style-name="T27">a</text:span><text:span text:style-name="T27">l</text:span><text:span text:style-name="T27">e</text:span><text:span text:style-name="T27"> </text:span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i</text:span><text:span text:style-name="T27">o</text:span><text:span text:style-name="T27">n</text:span><text:span text:style-name="T27">s</text:span><text:span text:style-name="T27"> </text:span><text:span text:style-name="T35">(</text:span><text:span text:style-name="T35">G</text:span><text:span text:style-name="T35">C</text:span><text:span text:style-name="T35">M</text:span><text:span text:style-name="T35">,</text:span><text:span text:style-name="T35"> </text:span><text:span text:style-name="T35">R</text:span><text:span text:style-name="T35">C</text:span><text:span text:style-name="T35">M</text:span><text:span text:style-name="T35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40" draw:text-style-name="P1" draw:layer="layout" svg:x1="8cm" svg:y1="4cm" svg:x2="8cm" svg:y2="5.657cm">
            <text:p/>
          </draw:line>
          <draw:line draw:name="Line 31_1" draw:style-name="gr40" draw:text-style-name="P1" draw:layer="layout" svg:x1="8cm" svg:y1="6.8cm" svg:x2="8cm" svg:y2="9.8cm">
            <text:p/>
          </draw:line>
          <draw:custom-shape draw:name="CustomShape 24_5" draw:style-name="gr140" draw:text-style-name="P5" draw:layer="layout" svg:width="4.8cm" svg:height="1.2cm" svg:x="13.3cm" svg:y="7.7cm">
            <text:p text:style-name="P4"><text:span text:style-name="T27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40" draw:text-style-name="P1" draw:layer="layout" svg:x1="10cm" svg:y1="6.2cm" svg:x2="15.4cm" svg:y2="7.7cm">
            <text:p/>
          </draw:line>
          <draw:line draw:name="Line 31_3" draw:style-name="gr40" draw:text-style-name="P1" draw:layer="layout" svg:x1="15.6cm" svg:y1="6.4cm" svg:x2="15.6cm" svg:y2="7.745cm">
            <text:p/>
          </draw:line>
          <draw:custom-shape draw:name="CustomShape 24_6" draw:style-name="gr141" draw:text-style-name="P5" draw:layer="layout" svg:width="6cm" svg:height="1.158cm" svg:x="12.6cm" svg:y="10cm">
            <text:p text:style-name="P4"><text:span text:style-name="T27">F</text:span><text:span text:style-name="T27">u</text:span><text:span text:style-name="T27">t</text:span><text:span text:style-name="T27">u</text:span><text:span text:style-name="T27">r</text:span><text:span text:style-name="T27">e</text:span><text:span text:style-name="T27"> </text:span><text:span text:style-name="T27">w</text:span><text:span text:style-name="T27">e</text:span><text:span text:style-name="T27">a</text:span><text:span text:style-name="T27">t</text:span><text:span text:style-name="T27">h</text:span><text:span text:style-name="T27">e</text:span><text:span text:style-name="T27">r</text:span><text:span text:style-name="T36"> </text:span><text:span text:style-name="T36">M</text:span><text:span text:style-name="T36">e</text:span><text:span text:style-name="T36">t</text:span><text:span text:style-name="T36">e</text:span><text:span text:style-name="T36">o</text:span><text:span text:style-name="T36">r</text:span><text:span text:style-name="T36">o</text:span><text:span text:style-name="T36">l</text:span><text:span text:style-name="T36">o</text:span><text:span text:style-name="T36">g</text:span><text:span text:style-name="T36">y</text:span><text:span text:style-name="T36">I</text:span><text:span text:style-name="T36">n</text:span><text:span text:style-name="T36">t</text:span><text:span text:style-name="T36">e</text:span><text:span text:style-name="T36">r</text:span><text:span text:style-name="T36">p</text:span><text:span text:style-name="T36">o</text:span><text:span text:style-name="T36">l</text:span><text:span text:style-name="T36">a</text:span><text:span text:style-name="T36">t</text:span><text:span text:style-name="T36">i</text:span><text:span text:style-name="T36">o</text:span><text:span text:style-name="T36">n</text:span><text:span text:style-name="T36">D</text:span><text:span text:style-name="T36">a</text:span><text:span text:style-name="T36">t</text:span><text:span text:style-name="T36">a</text:span><text:span text:style-name="T36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40" draw:text-style-name="P1" draw:layer="layout" svg:x1="15.6cm" svg:y1="8.8cm" svg:x2="15.6cm" svg:y2="10.033cm">
            <text:p/>
          </draw:line>
          <draw:custom-shape draw:name="CustomShape 19_3" draw:style-name="gr142" draw:text-style-name="P48" draw:layer="layout" svg:width="3.8cm" svg:height="1.4cm" svg:x="9.7cm" svg:y="13.3cm">
            <text:p text:style-name="P4"><text:span text:style-name="T14"><text:s/></text:span><text:span text:style-name="T33">R package </text:span><text:span text:style-name="T34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40" draw:text-style-name="P1" draw:layer="layout" svg:x1="8.2cm" svg:y1="11.258cm" svg:x2="10.8cm" svg:y2="13cm">
            <text:p/>
          </draw:line>
          <draw:line draw:name="Line 31_6" draw:style-name="gr40" draw:text-style-name="P1" draw:layer="layout" svg:x1="15.6cm" svg:y1="11.158cm" svg:x2="12.6cm" svg:y2="12.987cm">
            <text:p/>
          </draw:line>
          <draw:custom-shape draw:name="CustomShape 19_4" draw:style-name="gr143" draw:text-style-name="P48" draw:layer="layout" svg:width="3.8cm" svg:height="0.8cm" svg:x="16cm" svg:y="4cm">
            <text:p text:style-name="P4"><text:span text:style-name="T14"><text:s/></text:span><text:span text:style-name="T33">R package </text:span><text:span text:style-name="T34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2-05-24T20:15:15.852140165</dc:date>
    <meta:editing-cycles>225</meta:editing-cycles>
    <dc:title>Presentación de PowerPoint</dc:title>
    <meta:editing-duration>P1DT16H36M12S</meta:editing-duration>
    <meta:generator>LibreOffice/6.4.7.2$Linux_X86_64 LibreOffice_project/40$Build-2</meta:generator>
    <meta:document-statistic meta:object-count="7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